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monospace" svg:font-family="monospace, sans-serif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7.011cm" table:align="margins" style:writing-mode="lr-tb"/>
    </style:style>
    <style:style style:name="Taula2.A" style:family="table-column">
      <style:table-column-properties style:column-width="17.011cm" style:rel-column-width="65535*"/>
    </style:style>
    <style:style style:name="Taula2.A1" style:family="table-cell">
      <style:table-cell-properties fo:padding="0.097cm" fo:border="0.05pt solid #000000"/>
    </style:style>
    <style:style style:name="Taula8" style:family="table">
      <style:table-properties style:width="17.011cm" table:align="margins" style:writing-mode="lr-tb"/>
    </style:style>
    <style:style style:name="Taula8.A" style:family="table-column">
      <style:table-column-properties style:column-width="8.505cm" style:rel-column-width="32767*"/>
    </style:style>
    <style:style style:name="Tau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8.B1" style:family="table-cell">
      <style:table-cell-properties fo:padding="0.097cm" fo:border="0.05pt solid #000000"/>
    </style:style>
    <style:style style:name="Taula8.A2" style:family="table-cell">
      <style:table-cell-properties fo:padding="0.097cm" fo:border-left="0.05pt solid #000000" fo:border-right="none" fo:border-top="none" fo:border-bottom="0.05pt solid #000000"/>
    </style:style>
    <style:style style:name="Tau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7.011cm" table:align="margins" style:writing-mode="lr-tb"/>
    </style:style>
    <style:style style:name="Taula9.A" style:family="table-column">
      <style:table-column-properties style:column-width="8.505cm" style:rel-column-width="32767*"/>
    </style:style>
    <style:style style:name="Taula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9.B1" style:family="table-cell">
      <style:table-cell-properties fo:background-color="#dddddd" fo:padding="0.097cm" fo:border="0.05pt solid #000000">
        <style:background-image/>
      </style:table-cell-properties>
    </style:style>
    <style:style style:name="Taula9.A2" style:family="table-cell">
      <style:table-cell-properties fo:padding="0.097cm" fo:border-left="0.05pt solid #000000" fo:border-right="none" fo:border-top="none" fo:border-bottom="0.05pt solid #000000"/>
    </style:style>
    <style:style style:name="Tau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9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0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d77502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1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f064d9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f1aec7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4" style:family="paragraph" style:parent-style-name="Text_20_body">
      <style:text-properties officeooo:paragraph-rsid="00d77502"/>
    </style:style>
    <style:style style:name="P25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6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8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9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0" style:family="paragraph" style:parent-style-name="Standard">
      <style:text-properties fo:color="#000000" style:font-name="aRIAL" fo:font-size="11pt" fo:language="ca" fo:country="ES" fo:font-style="normal" fo:font-weight="bold" officeooo:rsid="00eb0183" officeooo:paragraph-rsid="00eb0183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1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3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4" style:family="paragraph" style:parent-style-name="Text_20_body">
      <style:paragraph-properties fo:margin-top="0cm" fo:margin-bottom="0cm" loext:contextual-spacing="false" fo:text-align="center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eb0183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36" style:family="paragraph" style:parent-style-name="Text_20_body">
      <style:paragraph-properties fo:margin-top="0cm" fo:margin-bottom="0cm" loext:contextual-spacing="false"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eb0183" officeooo:paragraph-rsid="00eb98e4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37" style:family="paragraph" style:parent-style-name="Text_20_body">
      <style:paragraph-properties fo:margin-top="0cm" fo:margin-bottom="0cm" loext:contextual-spacing="false"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eb0183" officeooo:paragraph-rsid="00ecf68d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 fo:padding="0cm" fo:border="none"/>
    </style:style>
    <style:style style:name="P38" style:family="paragraph" style:parent-style-name="Normal_20__28_Web_29_">
      <style:paragraph-properties fo:margin-top="0cm" fo:margin-bottom="0cm" loext:contextual-spacing="false" fo:text-align="center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9" style:family="paragraph" style:parent-style-name="Preformatted_20_Text">
      <style:paragraph-properties fo:margin-top="0cm" fo:margin-bottom="0cm" loext:contextual-spacing="false" fo:text-align="center" style:justify-single-word="false" fo:background-color="transparent">
        <style:background-image/>
      </style:paragraph-properties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ecf68d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0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officeooo:rsid="00e66574" officeooo:paragraph-rsid="00e66574" style:font-size-asian="11pt" style:font-name-complex="Arial" style:language-complex="ar" style:country-complex="SA"/>
    </style:style>
    <style:style style:name="P41" style:family="paragraph" style:parent-style-name="Normal_20__28_Web_29_">
      <style:paragraph-properties fo:margin-top="0cm" fo:margin-bottom="0cm" loext:contextual-spacing="false" fo:text-align="center" style:justify-single-word="false" fo:break-before="page" fo:background-color="#c0c0c0">
        <style:background-image/>
      </style:paragraph-properties>
      <style:text-properties style:use-window-font-color="true" style:text-position="0% 100%" style:font-name="Times New Roman" fo:font-size="11pt" fo:language="ca" fo:country="ES" fo:font-style="normal" fo:font-weight="bold" officeooo:rsid="00eb0183" officeooo:paragraph-rsid="00eb018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2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3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4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5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444d1" fo:background-color="transparent" style:font-size-asian="16pt" style:font-weight-asian="bold" style:font-size-complex="16pt" style:language-complex="ar" style:country-complex="SA"/>
    </style:style>
    <style:style style:name="P4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8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808080" style:font-name="monospace" fo:font-size="8.25pt" fo:letter-spacing="normal" fo:font-style="italic" fo:font-weight="normal" fo:background-color="transparent" fo:padding="0cm" fo:border="none"/>
    </style:style>
    <style:style style:name="P50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style:font-name="monospace" fo:font-size="8.25pt" fo:letter-spacing="normal" fo:font-style="normal" fo:font-weight="normal" fo:background-color="transparent" fo:padding="0cm" fo:border="none"/>
    </style:style>
    <style:style style:name="P51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000000" fo:letter-spacing="normal" fo:background-color="transparent" fo:padding="0cm" fo:border="none"/>
    </style:style>
    <style:style style:name="P52" style:family="paragraph" style:parent-style-name="Preformatted_20_Text">
      <style:paragraph-properties fo:margin-left="0cm" fo:margin-right="0cm" fo:margin-top="0cm" fo:margin-bottom="0cm" loext:contextual-spacing="false" fo:widows="1" fo:text-indent="0cm" style:auto-text-indent="false" fo:padding="0cm" fo:border="none"/>
    </style:style>
    <style:style style:name="P53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 fo:padding="0cm" fo:border="none"/>
      <style:text-properties fo:font-variant="normal" fo:text-transform="none" fo:color="#66cc66" style:font-name="monospace" fo:font-size="8.25pt" fo:letter-spacing="normal" fo:font-style="normal" fo:font-weight="normal" fo:background-color="transparent" fo:padding="0cm" fo:border="none"/>
    </style:style>
    <style:style style:name="P54" style:family="paragraph" style:parent-style-name="Preformatted_20_Text">
      <style:paragraph-properties fo:margin-left="0cm" fo:margin-right="0cm" fo:widows="1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55" style:family="paragraph" style:parent-style-name="Preformatted_20_Text">
      <style:paragraph-properties fo:margin-left="0cm" fo:margin-right="0cm" fo:widows="1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 officeooo:paragraph-rsid="00f064d9"/>
    </style:style>
    <style:style style:name="P56" style:family="paragraph" style:parent-style-name="Preformatted_20_Text">
      <style:paragraph-properties fo:margin-left="0cm" fo:margin-right="0cm" fo:widows="1" fo:text-indent="0cm" style:auto-text-indent="false" fo:padding="0cm" fo:border="none"/>
    </style:style>
    <style:style style:name="P57" style:family="paragraph" style:parent-style-name="Preformatted_20_Text">
      <style:text-properties officeooo:rsid="00eb0183" officeooo:paragraph-rsid="00eb0183"/>
    </style:style>
    <style:style style:name="P58" style:family="paragraph" style:parent-style-name="Preformatted_20_Text">
      <style:text-properties officeooo:paragraph-rsid="00eb0183"/>
    </style:style>
    <style:style style:name="P59" style:family="paragraph" style:parent-style-name="Preformatted_20_Text">
      <style:text-properties officeooo:rsid="00eb98e4" officeooo:paragraph-rsid="00eb98e4"/>
    </style:style>
    <style:style style:name="P60" style:family="paragraph" style:parent-style-name="Preformatted_20_Text">
      <style:text-properties officeooo:paragraph-rsid="00eb98e4"/>
    </style:style>
    <style:style style:name="P61" style:family="paragraph" style:parent-style-name="Preformatted_20_Text">
      <style:text-properties officeooo:rsid="00ecf68d" officeooo:paragraph-rsid="00ecf68d"/>
    </style:style>
    <style:style style:name="P62" style:family="paragraph" style:parent-style-name="Preformatted_20_Text">
      <style:text-properties officeooo:paragraph-rsid="00ecf68d"/>
    </style:style>
    <style:style style:name="P63" style:family="paragraph" style:parent-style-name="Preformatted_20_Text">
      <style:text-properties officeooo:rsid="00eebcef" officeooo:paragraph-rsid="00eebcef"/>
    </style:style>
    <style:style style:name="P64" style:family="paragraph" style:parent-style-name="Preformatted_20_Text">
      <style:paragraph-properties fo:margin-top="0cm" fo:margin-bottom="0.499cm" loext:contextual-spacing="false"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65" style:family="paragraph" style:parent-style-name="Preformatted_20_Text">
      <style:paragraph-properties fo:margin-top="0cm" fo:margin-bottom="0.499cm" loext:contextual-spacing="false" fo:widows="1" fo:padding="0cm" fo:border="none"/>
      <style:text-properties officeooo:paragraph-rsid="00f064d9"/>
    </style:style>
    <style:style style:name="P66" style:family="paragraph" style:parent-style-name="Preformatted_20_Text">
      <style:paragraph-properties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67" style:family="paragraph" style:parent-style-name="Preformatted_20_Text">
      <style:paragraph-properties fo:widows="1" fo:padding="0cm" fo:border="none"/>
      <style:text-properties fo:font-variant="normal" fo:text-transform="none" fo:color="#000000" style:font-name="monospace" fo:font-size="9pt" fo:letter-spacing="normal" fo:font-style="normal" fo:font-weight="normal" officeooo:paragraph-rsid="00f064d9"/>
    </style:style>
    <style:style style:name="P68" style:family="paragraph" style:parent-style-name="Standard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69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70" style:family="paragraph" style:parent-style-name="Standard">
      <style:paragraph-properties fo:text-align="justify" style:justify-single-word="false" fo:break-before="pag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71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901a3" officeooo:paragraph-rsid="00f064d9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2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f461eb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3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dee450" officeooo:paragraph-rsid="00f1aec7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4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f72357" officeooo:paragraph-rsid="00f72357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5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f92a4a" officeooo:paragraph-rsid="00f92a4a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6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f92a4a" officeooo:paragraph-rsid="00fa1b81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7" style:family="paragraph" style:parent-style-name="Text_20_body">
      <style:text-properties fo:font-variant="normal" fo:text-transform="none" style:use-window-font-color="true" style:text-position="0% 100%" style:font-name="Arial2" fo:font-size="11pt" fo:letter-spacing="normal" fo:language="ca" fo:country="ES" fo:font-style="normal" fo:font-weight="bold" officeooo:rsid="00fa1b81" officeooo:paragraph-rsid="00fa1b81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78" style:family="paragraph" style:parent-style-name="Text_20_body">
      <style:text-properties style:use-window-font-color="true" style:text-position="0% 100%" style:font-name="Arial2" fo:font-size="11pt" fo:language="ca" fo:country="ES" fo:font-style="normal" fo:font-weight="normal" officeooo:rsid="0015aee4" officeooo:paragraph-rsid="00f7235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79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8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444d1" style:language-complex="ar" style:country-complex="SA"/>
    </style:style>
    <style:style style:name="P8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82" style:family="paragraph" style:parent-style-name="Table_20_Contents">
      <style:paragraph-properties fo:text-align="center" style:justify-single-word="false"/>
      <style:text-properties officeooo:rsid="00f5dba5" officeooo:paragraph-rsid="00f5dba5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Table_20_Contents">
      <style:paragraph-properties fo:text-align="center" style:justify-single-word="false"/>
      <style:text-properties officeooo:rsid="00f72357" officeooo:paragraph-rsid="00f72357"/>
    </style:style>
    <style:style style:name="P85" style:family="paragraph" style:parent-style-name="Table_20_Contents">
      <style:paragraph-properties fo:text-align="center" style:justify-single-word="false"/>
      <style:text-properties officeooo:rsid="00f83f7d" officeooo:paragraph-rsid="00f83f7d"/>
    </style:style>
    <style:style style:name="P86" style:family="paragraph" style:parent-style-name="Table_20_Contents">
      <style:paragraph-properties fo:text-align="center" style:justify-single-word="false"/>
      <style:text-properties officeooo:rsid="00f92a4a" officeooo:paragraph-rsid="00f92a4a"/>
    </style:style>
    <style:style style:name="P87" style:family="paragraph" style:parent-style-name="Preformatted_20_Text">
      <style:text-properties officeooo:rsid="00fa1b81" officeooo:paragraph-rsid="00fa1b81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style:font-size-asian="16pt" style:font-weight-asian="bold" style:font-size-complex="16pt"/>
    </style:style>
    <style:style style:name="T11" style:family="text">
      <style:text-properties officeooo:rsid="00dd0b04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background-color="transparent" loext:char-shading-value="0" style:font-size-asian="16pt" style:font-size-complex="16pt"/>
    </style:style>
    <style:style style:name="T14" style:family="text">
      <style:text-properties fo:color="#000000" officeooo:rsid="00788bab"/>
    </style:style>
    <style:style style:name="T15" style:family="text">
      <style:text-properties fo:color="#000000" officeooo:rsid="00d77502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66574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size-complex="11pt" style:font-weight-complex="bold"/>
    </style:style>
    <style:style style:name="T19" style:family="text">
      <style:text-properties fo:font-weight="bold" officeooo:rsid="00d77502" style:font-weight-asian="bold" style:font-size-complex="11pt" style:font-weight-complex="bold"/>
    </style:style>
    <style:style style:name="T20" style:family="text">
      <style:text-properties fo:font-variant="normal" fo:text-transform="none" fo:letter-spacing="normal" fo:font-weight="bold" style:font-weight-asian="bold" style:font-weight-complex="bold"/>
    </style:style>
    <style:style style:name="T21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variant="normal" fo:text-transform="none" fo:color="#000000" style:font-name="monospace" fo:font-size="8.25pt" fo:letter-spacing="normal" fo:font-style="normal" fo:font-weight="normal" fo:background-color="transparent" loext:char-shading-value="0" fo:padding="0cm" fo:border="none"/>
    </style:style>
    <style:style style:name="T23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24" style:family="text">
      <style:text-properties fo:font-variant="normal" fo:text-transform="none" fo:color="#000000" style:font-name="monospace" fo:font-size="9pt" fo:letter-spacing="normal" fo:font-style="normal" fo:font-weight="normal" officeooo:rsid="00f064d9"/>
    </style:style>
    <style:style style:name="T25" style:family="text">
      <style:text-properties fo:font-variant="normal" fo:text-transform="none" fo:color="#000000" fo:letter-spacing="normal" fo:background-color="transparent" loext:char-shading-value="0" fo:padding="0cm" fo:border="none"/>
    </style:style>
    <style:style style:name="T26" style:family="text">
      <style:text-properties fo:font-variant="normal" fo:text-transform="none" fo:color="#b1b100" style:font-name="monospace" fo:font-size="8.25pt" fo:letter-spacing="normal" fo:font-style="normal" fo:font-weight="normal" fo:background-color="transparent" loext:char-shading-value="0" fo:padding="0cm" fo:border="none"/>
    </style:style>
    <style:style style:name="T27" style:family="text">
      <style:text-properties fo:font-variant="normal" fo:text-transform="none" fo:color="#993333" style:font-name="monospace" fo:font-size="8.25pt" fo:letter-spacing="normal" fo:font-style="normal" fo:font-weight="normal" fo:background-color="transparent" loext:char-shading-value="0" fo:padding="0cm" fo:border="none"/>
    </style:style>
    <style:style style:name="T28" style:family="text">
      <style:text-properties fo:font-variant="normal" fo:text-transform="none" fo:color="#66cc66" style:font-name="monospace" fo:font-size="8.25pt" fo:letter-spacing="normal" fo:font-style="normal" fo:font-weight="normal" fo:background-color="transparent" loext:char-shading-value="0" fo:padding="0cm" fo:border="none"/>
    </style:style>
    <style:style style:name="T29" style:family="text">
      <style:text-properties fo:font-variant="normal" fo:text-transform="none" fo:color="#000066" style:text-line-through-style="none" style:text-line-through-type="none" style:font-name="monospace" fo:font-size="8.2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0" style:family="text">
      <style:text-properties fo:font-variant="normal" fo:text-transform="none" fo:color="#cc66cc" style:font-name="monospace" fo:font-size="8.25pt" fo:letter-spacing="normal" fo:font-style="normal" fo:font-weight="normal" fo:background-color="transparent" loext:char-shading-value="0" fo:padding="0cm" fo:border="none"/>
    </style:style>
    <style:style style:name="T31" style:family="text">
      <style:text-properties fo:font-variant="normal" fo:text-transform="none" fo:color="#006600" style:font-name="monospace" fo:font-size="8.25pt" fo:letter-spacing="normal" fo:font-style="normal" fo:font-weight="normal" fo:background-color="transparent" loext:char-shading-value="0" fo:padding="0cm" fo:border="none"/>
    </style:style>
    <style:style style:name="T32" style:family="text">
      <style:text-properties fo:font-variant="normal" fo:text-transform="none" fo:color="#ff0000" style:font-name="monospace" fo:font-size="8.25pt" fo:letter-spacing="normal" fo:font-style="normal" fo:font-weight="normal" fo:background-color="transparent" loext:char-shading-value="0" fo:padding="0cm" fo:border="none"/>
    </style:style>
    <style:style style:name="T33" style:family="text">
      <style:text-properties fo:font-variant="normal" fo:text-transform="none" style:font-name="Arial2" fo:letter-spacing="normal" fo:font-weight="bold" style:font-name-asian="Times New Roman" style:font-weight-asian="bold" style:font-name-complex="Arial" style:font-weight-complex="bold" fo:padding="0cm" fo:border="none"/>
    </style:style>
    <style:style style:name="T34" style:family="text">
      <style:text-properties fo:font-variant="normal" fo:text-transform="none" style:font-name="Arial2" fo:letter-spacing="normal" fo:font-style="italic" fo:font-weight="bold" style:font-name-asian="Times New Roman" style:font-style-asian="italic" style:font-weight-asian="bold" style:font-name-complex="Arial" style:font-style-complex="italic" style:font-weight-complex="bold" fo:padding="0cm" fo:border="none"/>
    </style:style>
    <style:style style:name="T35" style:family="text">
      <style:text-properties style:font-name="monospace" fo:font-size="8.25pt" fo:font-style="normal" fo:font-weight="normal"/>
    </style:style>
    <style:style style:name="T36" style:family="text">
      <style:text-properties fo:color="#b1b100"/>
    </style:style>
    <style:style style:name="T37" style:family="text">
      <style:text-properties fo:color="#b1b100" style:font-name="monospace" fo:font-size="8.25pt" fo:font-style="normal" fo:font-weight="normal"/>
    </style:style>
    <style:style style:name="T38" style:family="text">
      <style:text-properties fo:color="#66cc66"/>
    </style:style>
    <style:style style:name="T39" style:family="text">
      <style:text-properties fo:color="#66cc66" style:font-name="monospace" fo:font-size="8.25pt" fo:font-style="normal" fo:font-weight="normal"/>
    </style:style>
    <style:style style:name="T40" style:family="text">
      <style:text-properties fo:color="#993333" style:font-name="monospace" fo:font-size="8.25pt" fo:font-style="normal" fo:font-weight="normal"/>
    </style:style>
    <style:style style:name="T41" style:family="text">
      <style:text-properties fo:color="#006600" style:font-name="monospace" fo:font-size="8.25pt" fo:font-style="normal" fo:font-weight="normal"/>
    </style:style>
    <style:style style:name="T42" style:family="text">
      <style:text-properties fo:color="#cc66cc" style:font-name="monospace" fo:font-size="8.25pt" fo:font-style="normal" fo:font-weight="normal"/>
    </style:style>
    <style:style style:name="T43" style:family="text">
      <style:text-properties fo:color="#808080" style:font-name="monospace" fo:font-size="8.25pt" fo:font-style="italic" fo:font-weight="normal"/>
    </style:style>
    <style:style style:name="T44" style:family="text">
      <style:text-properties officeooo:rsid="00eb0183"/>
    </style:style>
    <style:style style:name="T45" style:family="text">
      <style:text-properties officeooo:rsid="00eb98e4"/>
    </style:style>
    <style:style style:name="T46" style:family="text">
      <style:text-properties officeooo:rsid="00ecf68d"/>
    </style:style>
    <style:style style:name="T47" style:family="text">
      <style:text-properties officeooo:rsid="00f032f8"/>
    </style:style>
    <style:style style:name="T48" style:family="text">
      <style:text-properties officeooo:rsid="00d901a3"/>
    </style:style>
    <style:style style:name="T49" style:family="text">
      <style:text-properties style:font-name="Arial2" officeooo:rsid="00f461eb" style:font-name-asian="Times New Roman" style:font-name-complex="Arial" fo:padding="0cm" fo:border="none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d901a3" style:font-style-asian="italic" style:font-style-complex="italic"/>
    </style:style>
    <style:style style:name="T52" style:family="text">
      <style:text-properties officeooo:rsid="00f064d9"/>
    </style:style>
    <style:style style:name="T53" style:family="text">
      <style:text-properties officeooo:rsid="00f5dba5"/>
    </style:style>
    <style:style style:name="T54" style:family="text">
      <style:text-properties officeooo:rsid="00fa1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://ioc.xtec.cat/materials/FP/Materials/2251_ASIX/ASIX_2251_M03/web/html/WebContent/u4/a2/activitats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10">CFG</text:span><text:span text:style-name="T8">S Administració de Sistemes Informàtics</text:span></text:p>
      <text:p text:style-name="P46">CFGS Desenvolupament d'Aplicacions Multiplataforma</text:p>
      <text:h text:style-name="P80" text:outline-level="1"><text:span text:style-name="T8">CFGS Desenvolupament d'Aplicacions </text:span><text:span text:style-name="T9">Web</text:span></text:h>
      <text:h text:style-name="P80" text:outline-level="1"><text:span text:style-name="T13">Mòdul 3</text:span><text:span text:style-name="T12"> – Programació bàsica</text:span></text:h>
      <text:h text:style-name="P81" text:outline-level="1">UF2 – <text:span text:style-name="T16">Programació modular</text:span></text:h>
      <text:p text:style-name="P45"><text:span text:style-name="T17">Exercicis de repàs amb solucions</text:span><text:span text:style-name="T7"> </text:span></text:p>
      <text:p text:style-name="P44"/>
      <text:p text:style-name="P33"/>
      <text:p text:style-name="P26"/>
      <text:p text:style-name="P28"/>
      <text:p text:style-name="P40"><text:span text:style-name="T19">E</text:span><text:span text:style-name="T18">xercicis</text:span><text:bookmark-start text:name="__DdeLink__3243_1392924193"/></text:p>
      <text:h text:style-name="P79" text:outline-level="1"><text:bookmark-end text:name="__DdeLink__3243_1392924193"/></text:h>
      <text:p text:style-name="P30">Us presentem un exercici extr<text:span text:style-name="T54">a per practicar la implementació d'una aplicació sencera de forma similar a la calculadora d'àrees</text:span>. Trobareu l<text:span text:style-name="T54">a</text:span> soluci<text:span text:style-name="T54">ó</text:span> al <text:a xlink:type="simple" xlink:href="#solucions" text:style-name="Internet_20_link" text:visited-style-name="Visited_20_Internet_20_Link">final del document</text:a>.</text:p>
      <text:p text:style-name="P29"/>
      <text:p text:style-name="P27"><text:span text:style-name="T14">E</text:span><text:span text:style-name="T15">XERCICI</text:span></text:p>
      <text:p text:style-name="P47"/>
      <text:p text:style-name="P72"><text:span text:style-name="Source_20_Text"><text:span text:style-name="T49">Es demana que feu un programa que permeti consultar el signe del zodíac <text:s/>o el signe de l'horòscop xinés. Inicialment el programa mostrarà un menú on es podrà escollir si es vol consultar el signe del zodíac, de l'horòscop xinés o bé sortir de l'aplicació. Seguidament, si s'ha escollit el zodíac es preguntarà el dia i el mes. Si s'ha escollit l'horòscop xinés només es preguntarà el mes. Un cop entrades les dades es calcularà el signe demanat i es mostrarà el resultat.</text:span></text:span></text:p>
      <text:p text:style-name="P72"/>
      <text:p text:style-name="P72"><text:span text:style-name="Source_20_Text"><text:span text:style-name="T49">Tingueu en compte que per calcular el signe del zodíac podeu fer servir la taula següent:</text:span></text:span></text:p>
      <text:p text:style-name="P72"/>
      <table:table table:name="Taula8" table:style-name="Taula8">
        <table:table-column table:style-name="Taula8.A" table:number-columns-repeated="2"/>
        <table:table-row>
          <table:table-cell table:style-name="Taula8.A1" office:value-type="string">
            <text:p text:style-name="P82">Període</text:p>
          </table:table-cell>
          <table:table-cell table:style-name="Taula8.B1" office:value-type="string">
            <text:p text:style-name="P83"><text:s/><text:span text:style-name="T53">Signe del zodíac</text:span></text:p>
          </table:table-cell>
        </table:table-row>
        <table:table-row>
          <table:table-cell table:style-name="Taula8.A2" office:value-type="string">
            <text:p text:style-name="P82">Del 21 de desembre al 20 de gener</text:p>
          </table:table-cell>
          <table:table-cell table:style-name="Taula8.B2" office:value-type="string">
            <text:p text:style-name="P84">Capricorn</text:p>
          </table:table-cell>
        </table:table-row>
        <table:table-row>
          <table:table-cell table:style-name="Taula8.A2" office:value-type="string">
            <text:p text:style-name="P82"><text:bookmark-start text:name="__DdeLink__967_761058157"/>Del 21 de gener al 20 de febrer<text:bookmark-end text:name="__DdeLink__967_761058157"/></text:p>
          </table:table-cell>
          <table:table-cell table:style-name="Taula8.B2" office:value-type="string">
            <text:p text:style-name="P84">Aquari</text:p>
          </table:table-cell>
        </table:table-row>
        <table:table-row>
          <table:table-cell table:style-name="Taula8.A2" office:value-type="string">
            <text:p text:style-name="P82">Del 21 de febrer al 20 de març</text:p>
          </table:table-cell>
          <table:table-cell table:style-name="Taula8.B2" office:value-type="string">
            <text:p text:style-name="P84">Peixos</text:p>
          </table:table-cell>
        </table:table-row>
        <table:table-row>
          <table:table-cell table:style-name="Taula8.A2" office:value-type="string">
            <text:p text:style-name="P82">Del 21 de març al 20 de abril</text:p>
          </table:table-cell>
          <table:table-cell table:style-name="Taula8.B2" office:value-type="string">
            <text:p text:style-name="P84">Aries</text:p>
          </table:table-cell>
        </table:table-row>
        <table:table-row>
          <table:table-cell table:style-name="Taula8.A2" office:value-type="string">
            <text:p text:style-name="P82">Del 21 de abril al 20 de maig</text:p>
          </table:table-cell>
          <table:table-cell table:style-name="Taula8.B2" office:value-type="string">
            <text:p text:style-name="P84">Taure</text:p>
          </table:table-cell>
        </table:table-row>
        <table:table-row>
          <table:table-cell table:style-name="Taula8.A2" office:value-type="string">
            <text:p text:style-name="P82">Del 21 de maig al 20 de juny</text:p>
          </table:table-cell>
          <table:table-cell table:style-name="Taula8.B2" office:value-type="string">
            <text:p text:style-name="P84">Bessons</text:p>
          </table:table-cell>
        </table:table-row>
        <table:table-row>
          <table:table-cell table:style-name="Taula8.A2" office:value-type="string">
            <text:p text:style-name="P82">Del 21 de juny al 20 de juliol</text:p>
          </table:table-cell>
          <table:table-cell table:style-name="Taula8.B2" office:value-type="string">
            <text:p text:style-name="P84">Cranc</text:p>
          </table:table-cell>
        </table:table-row>
        <table:table-row>
          <table:table-cell table:style-name="Taula8.A2" office:value-type="string">
            <text:p text:style-name="P82">Del 21 de juliol al 20 de agost</text:p>
          </table:table-cell>
          <table:table-cell table:style-name="Taula8.B2" office:value-type="string">
            <text:p text:style-name="P84">Lleó</text:p>
          </table:table-cell>
        </table:table-row>
        <table:table-row>
          <table:table-cell table:style-name="Taula8.A2" office:value-type="string">
            <text:p text:style-name="P82">Del 21 de agos al 20 de setembre</text:p>
          </table:table-cell>
          <table:table-cell table:style-name="Taula8.B2" office:value-type="string">
            <text:p text:style-name="P84">Verge</text:p>
          </table:table-cell>
        </table:table-row>
        <table:table-row>
          <table:table-cell table:style-name="Taula8.A2" office:value-type="string">
            <text:p text:style-name="P82">Del 21 de setembre al 20 de octubre</text:p>
          </table:table-cell>
          <table:table-cell table:style-name="Taula8.B2" office:value-type="string">
            <text:p text:style-name="P84">Balança</text:p>
          </table:table-cell>
        </table:table-row>
        <table:table-row>
          <table:table-cell table:style-name="Taula8.A2" office:value-type="string">
            <text:p text:style-name="P82">Del 21 de octibre al 20 de novembre</text:p>
          </table:table-cell>
          <table:table-cell table:style-name="Taula8.B2" office:value-type="string">
            <text:p text:style-name="P84">Escorpí</text:p>
          </table:table-cell>
        </table:table-row>
        <table:table-row>
          <table:table-cell table:style-name="Taula8.A2" office:value-type="string">
            <text:p text:style-name="P82">Del 21 de novembre al 20 de desembre</text:p>
          </table:table-cell>
          <table:table-cell table:style-name="Taula8.B2" office:value-type="string">
            <text:p text:style-name="P84">Sagitari</text:p>
          </table:table-cell>
        </table:table-row>
      </table:table>
      <text:p text:style-name="P72"><text:span text:style-name="Source_20_Text"><text:span text:style-name="T49"/></text:span></text:p>
      <text:p text:style-name="P22"/>
      <text:p text:style-name="P74">El signe de l'horòscop xinés es calcula seguint la següent taula:</text:p>
      <text:p text:style-name="P74"/>
      <table:table table:name="Taula9" table:style-name="Taula9">
        <table:table-column table:style-name="Taula9.A" table:number-columns-repeated="2"/>
        <text:soft-page-break/>
        <table:table-row>
          <table:table-cell table:style-name="Taula9.A1" office:value-type="string">
            <text:p text:style-name="P85">Mes</text:p>
          </table:table-cell>
          <table:table-cell table:style-name="Taula9.B1" office:value-type="string">
            <text:p text:style-name="P86">Signe</text:p>
          </table:table-cell>
        </table:table-row>
        <table:table-row>
          <table:table-cell table:style-name="Taula9.A12" office:value-type="string">
            <text:p text:style-name="P86">0</text:p>
          </table:table-cell>
          <table:table-cell table:style-name="Taula9.B12" office:value-type="string">
            <text:p text:style-name="P86">Mono</text:p>
          </table:table-cell>
        </table:table-row>
        <table:table-row>
          <table:table-cell table:style-name="Taula9.A12" office:value-type="string">
            <text:p text:style-name="P86">1</text:p>
          </table:table-cell>
          <table:table-cell table:style-name="Taula9.B12" office:value-type="string">
            <text:p text:style-name="P86">Gall</text:p>
          </table:table-cell>
        </table:table-row>
        <table:table-row>
          <table:table-cell table:style-name="Taula9.A12" office:value-type="string">
            <text:p text:style-name="P86">2</text:p>
          </table:table-cell>
          <table:table-cell table:style-name="Taula9.B12" office:value-type="string">
            <text:p text:style-name="P86">Gos</text:p>
          </table:table-cell>
        </table:table-row>
        <table:table-row>
          <table:table-cell table:style-name="Taula9.A12" office:value-type="string">
            <text:p text:style-name="P86">3</text:p>
          </table:table-cell>
          <table:table-cell table:style-name="Taula9.B12" office:value-type="string">
            <text:p text:style-name="P86">Porc</text:p>
          </table:table-cell>
        </table:table-row>
        <table:table-row>
          <table:table-cell table:style-name="Taula9.A12" office:value-type="string">
            <text:p text:style-name="P86">4</text:p>
          </table:table-cell>
          <table:table-cell table:style-name="Taula9.B12" office:value-type="string">
            <text:p text:style-name="P86">Rata</text:p>
          </table:table-cell>
        </table:table-row>
        <table:table-row>
          <table:table-cell table:style-name="Taula9.A12" office:value-type="string">
            <text:p text:style-name="P86">5</text:p>
          </table:table-cell>
          <table:table-cell table:style-name="Taula9.B12" office:value-type="string">
            <text:p text:style-name="P86">Bou</text:p>
          </table:table-cell>
        </table:table-row>
        <table:table-row>
          <table:table-cell table:style-name="Taula9.A12" office:value-type="string">
            <text:p text:style-name="P86">6</text:p>
          </table:table-cell>
          <table:table-cell table:style-name="Taula9.B12" office:value-type="string">
            <text:p text:style-name="P86">Tigre</text:p>
          </table:table-cell>
        </table:table-row>
        <table:table-row>
          <table:table-cell table:style-name="Taula9.A12" office:value-type="string">
            <text:p text:style-name="P86">7</text:p>
          </table:table-cell>
          <table:table-cell table:style-name="Taula9.B12" office:value-type="string">
            <text:p text:style-name="P86">Conill</text:p>
          </table:table-cell>
        </table:table-row>
        <table:table-row>
          <table:table-cell table:style-name="Taula9.A12" office:value-type="string">
            <text:p text:style-name="P86">8</text:p>
          </table:table-cell>
          <table:table-cell table:style-name="Taula9.B12" office:value-type="string">
            <text:p text:style-name="P86">Drac</text:p>
          </table:table-cell>
        </table:table-row>
        <table:table-row>
          <table:table-cell table:style-name="Taula9.A12" office:value-type="string">
            <text:p text:style-name="P86">9</text:p>
          </table:table-cell>
          <table:table-cell table:style-name="Taula9.B12" office:value-type="string">
            <text:p text:style-name="P86">Serp</text:p>
          </table:table-cell>
        </table:table-row>
        <table:table-row>
          <table:table-cell table:style-name="Taula9.A12" office:value-type="string">
            <text:p text:style-name="P86">10</text:p>
          </table:table-cell>
          <table:table-cell table:style-name="Taula9.B12" office:value-type="string">
            <text:p text:style-name="P86">Cavall</text:p>
          </table:table-cell>
        </table:table-row>
        <table:table-row>
          <table:table-cell table:style-name="Taula9.A13" office:value-type="string">
            <text:p text:style-name="P86">11</text:p>
          </table:table-cell>
          <table:table-cell table:style-name="Taula9.B13" office:value-type="string">
            <text:p text:style-name="P86">Cabra</text:p>
          </table:table-cell>
        </table:table-row>
      </table:table>
      <text:p text:style-name="P74"/>
      <text:p text:style-name="P75">Els anys múltiples de 12, és a dir aquells que el residu en dividir per 12 és 0, són <text:span text:style-name="T50">Rata</text:span>. A partir d'aquest, els signes se succeeixen en l'ordre que indica la taula, de manera que aquell que sigui múltiple 12 + 1 tindrà signe <text:span text:style-name="T50">Bou</text:span>. Com és natural, cíclicament, cada 12 anys els signes es rep<text:span text:style-name="T54">e</text:span>teixen.</text:p>
      <text:p text:style-name="P75"/>
      <text:p text:style-name="P75">Recordeu que per calcular el residu d'una divisió, en JAVA usem la operació %. Si de qualsevol any obtenim <text:span text:style-name="T50">any % 12</text:span>. aconseguirem saber el residu i amb ell podrem coneixer el signe.</text:p>
      <text:p text:style-name="P74"/>
      <text:p text:style-name="P76">A l'hora de fer l'aplicació intenteu <text:span text:style-name="T54">organitzar el codi en funcions que us ajudin a implementar el programa. </text:span></text:p>
      <text:p text:style-name="P76"/>
      <text:p text:style-name="P76"><text:span text:style-name="T54">Per exemple podeu crear per determinar els signes, dues funcions de càlcul (una per calcular el zodíac i l'altre l'horòscop xinés) que rebin les dades necessàries (mes i dia o mes) i retornin una cadena amb el valor del signe.</text:span></text:p>
      <text:p text:style-name="P76"/>
      <text:p text:style-name="P77">També podeu implementar funcions que us ajudin a demanar les dades necessàries: entrarEnter, entrarChar, etc. i a mostrar els resultats.</text:p>
      <text:p text:style-name="P77"/>
      <text:p text:style-name="P77">Finalment, no us oblideu d'encapsular cada procés (signe del zodíac o horòscop xinés) en mòduls totalment independents fent servir també funcions. </text:p>
      <text:p text:style-name="P78"/>
      <text:p text:style-name="P14"/>
      <text:p text:style-name="P18"/>
      <text:p text:style-name="P68"/>
      <text:p text:style-name="P70"/>
      <text:p text:style-name="P41"><text:bookmark-start text:name="solucions"/>Solucions<text:bookmark-end text:name="solucions"/></text:p>
      <text:p text:style-name="P34"/>
      <text:p text:style-name="P35"><text:bookmark-start text:name="__DdeLink__403_1251646829"/>Exercici 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87">import java.util.Scanner;</text:p>
            <text:p text:style-name="P87"/>
            <text:p text:style-name="P87">public class Horoscop {</text:p>
            <text:p text:style-name="P87"><text:s text:c="4"/>public static void main(String[] args) {</text:p>
            <text:p text:style-name="P87"><text:s text:c="8"/>Horoscop programa = new Horoscop();</text:p>
            <text:p text:style-name="P87"><text:s text:c="8"/>programa.inici(); <text:s text:c="15"/></text:p>
            <text:p text:style-name="P87"><text:s text:c="4"/>}</text:p>
            <text:p text:style-name="P87"/>
            <text:p text:style-name="P87"><text:s text:c="15"/></text:p>
            <text:p text:style-name="P87"><text:s text:c="4"/>void inici(){ <text:s text:c="6"/></text:p>
            <text:p text:style-name="P87"><text:s text:c="8"/>boolean sortida;</text:p>
            <text:p text:style-name="P87"><text:s text:c="8"/>presentacio();</text:p>
            <text:p text:style-name="P87"><text:s text:c="8"/>do{</text:p>
            <text:p text:style-name="P87"><text:s text:c="12"/>char opcio = menu();</text:p>
            <text:p text:style-name="P87"><text:s text:c="12"/>System.out.println();</text:p>
            <text:p text:style-name="P87"><text:s text:c="12"/>sortida = processarOpcio(opcio);</text:p>
            <text:p text:style-name="P87"><text:s text:c="8"/>}while (!sortida);</text:p>
            <text:p text:style-name="P87"><text:s text:c="4"/>}</text:p>
            <text:p text:style-name="P87"><text:s text:c="4"/></text:p>
            <text:p text:style-name="P87"><text:s text:c="4"/>char menu(){</text:p>
            <text:p text:style-name="P87"><text:s text:c="8"/>Scanner scanner = new Scanner(System.in);</text:p>
            <text:p text:style-name="P87"><text:s text:c="8"/>char opcio;</text:p>
            <text:p text:style-name="P87"><text:s text:c="8"/>System.out.println();</text:p>
            <text:p text:style-name="P87"><text:s text:c="8"/>System.out.println();</text:p>
            <text:p text:style-name="P87"><text:s text:c="8"/>System.out.println();</text:p>
            <text:p text:style-name="P87"><text:s text:c="8"/>System.out.println("---------------------------------------");</text:p>
            <text:p text:style-name="P87"><text:s text:c="8"/>System.out.println(" <text:s text:c="8"/>Menú horòscops");</text:p>
            <text:p text:style-name="P87"><text:s text:c="8"/>System.out.println("---------------------------------------");</text:p>
            <text:p text:style-name="P87"><text:s text:c="8"/>System.out.println("a. Horòscop");</text:p>
            <text:p text:style-name="P87"><text:s text:c="8"/>System.out.println("b. Hòroscop xinés");</text:p>
            <text:p text:style-name="P87"><text:s text:c="8"/>System.out.println("s. sortir");</text:p>
            <text:p text:style-name="P87"><text:s text:c="8"/>System.out.println();</text:p>
            <text:p text:style-name="P87"><text:s text:c="8"/>opcio = entrarUnChar("Escull una opció i prem [ENTRAR]: ");</text:p>
            <text:p text:style-name="P87"><text:s text:c="8"/>return opcio;</text:p>
            <text:p text:style-name="P87"><text:s text:c="4"/>}</text:p>
            <text:p text:style-name="P87"/>
            <text:p text:style-name="P87"><text:s text:c="4"/>boolean processarOpcio(char opcio){</text:p>
            <text:p text:style-name="P87"><text:s text:c="8"/>boolean sortir=opcio=='s';</text:p>
            <text:p text:style-name="P87"><text:s text:c="8"/>switch(opcio){</text:p>
            <text:p text:style-name="P87"><text:s text:c="12"/>case 'a':</text:p>
            <text:p text:style-name="P87"><text:s text:c="16"/>modulZodiac();</text:p>
            <text:p text:style-name="P87"><text:s text:c="16"/>break;</text:p>
            <text:p text:style-name="P87"><text:s text:c="12"/>case 'b':</text:p>
            <text:p text:style-name="P87"><text:s text:c="16"/>modulHoroscopXines();</text:p>
            <text:p text:style-name="P87"><text:s text:c="16"/>break;</text:p>
            <text:p text:style-name="P87"><text:s text:c="8"/>}</text:p>
            <text:p text:style-name="P87"><text:s text:c="8"/>return sortir;</text:p>
            <text:p text:style-name="P87"><text:s text:c="4"/>}</text:p>
            <text:p text:style-name="P87"><text:s text:c="4"/></text:p>
            <text:p text:style-name="P87"><text:s text:c="4"/>void modulZodiac(){ <text:s text:c="4"/></text:p>
            <text:p text:style-name="P87"><text:soft-page-break/><text:s text:c="8"/>boolean correcte;</text:p>
            <text:p text:style-name="P87"><text:s text:c="8"/>int dia;</text:p>
            <text:p text:style-name="P87"><text:s text:c="8"/>int mes;</text:p>
            <text:p text:style-name="P87"><text:s text:c="8"/>String resultat;</text:p>
            <text:p text:style-name="P87"><text:s text:c="16"/></text:p>
            <text:p text:style-name="P87"><text:s text:c="8"/>dia=entrarUnEnter("Introdueix el teu dia de naixement: ");</text:p>
            <text:p text:style-name="P87"><text:s text:c="8"/>mes=entrarUnEnter("Introdueix el teu mes de naixament: ");</text:p>
            <text:p text:style-name="P87"><text:s text:c="8"/></text:p>
            <text:p text:style-name="P87"><text:s text:c="8"/>resultat=calcularZodiac(dia,mes);</text:p>
            <text:p text:style-name="P87"><text:s text:c="8"/></text:p>
            <text:p text:style-name="P87"><text:s text:c="8"/>mostrarResultat("El teu signe del zidíac és: ", resultat);</text:p>
            <text:p text:style-name="P87"><text:s text:c="4"/>}</text:p>
            <text:p text:style-name="P87"/>
            <text:p text:style-name="P87"><text:s text:c="3"/>private String calcularZodiac(int dia,int mes){</text:p>
            <text:p text:style-name="P87"><text:s text:c="7"/>String ret="Dia o mes incorrecte";</text:p>
            <text:p text:style-name="P87"><text:s text:c="7"/>switch(mes){</text:p>
            <text:p text:style-name="P87"><text:s text:c="11"/>case 1:</text:p>
            <text:p text:style-name="P87"><text:s text:c="15"/>if(dia&lt;=20){</text:p>
            <text:p text:style-name="P87"><text:s text:c="19"/>ret = "Capricorn";</text:p>
            <text:p text:style-name="P87"><text:s text:c="15"/>}else{</text:p>
            <text:p text:style-name="P87"><text:s text:c="19"/>ret = "Aquari";</text:p>
            <text:p text:style-name="P87"><text:s text:c="15"/>}</text:p>
            <text:p text:style-name="P87"><text:s text:c="15"/>break;</text:p>
            <text:p text:style-name="P87"><text:s text:c="11"/>case 2:</text:p>
            <text:p text:style-name="P87"><text:s text:c="15"/>if(dia&lt;=20){</text:p>
            <text:p text:style-name="P87"><text:s text:c="19"/>ret = "Aquari";</text:p>
            <text:p text:style-name="P87"><text:s text:c="15"/>}else{</text:p>
            <text:p text:style-name="P87"><text:s text:c="19"/>ret = "Peixos";</text:p>
            <text:p text:style-name="P87"><text:s text:c="15"/>}</text:p>
            <text:p text:style-name="P87"><text:s text:c="15"/>break;</text:p>
            <text:p text:style-name="P87"><text:s text:c="11"/>case 3:</text:p>
            <text:p text:style-name="P87"><text:s text:c="15"/>if(dia&lt;=20){</text:p>
            <text:p text:style-name="P87"><text:s text:c="19"/>ret = "Peixos";</text:p>
            <text:p text:style-name="P87"><text:s text:c="15"/>}else{</text:p>
            <text:p text:style-name="P87"><text:s text:c="19"/>ret = "Aries";</text:p>
            <text:p text:style-name="P87"><text:s text:c="15"/>}</text:p>
            <text:p text:style-name="P87"><text:s text:c="15"/>break;</text:p>
            <text:p text:style-name="P87"><text:s text:c="11"/>case 4:</text:p>
            <text:p text:style-name="P87"><text:s text:c="15"/>if(dia&lt;=20){</text:p>
            <text:p text:style-name="P87"><text:s text:c="19"/>ret = "Aries";</text:p>
            <text:p text:style-name="P87"><text:s text:c="15"/>}else{</text:p>
            <text:p text:style-name="P87"><text:s text:c="19"/>ret = "Taure";</text:p>
            <text:p text:style-name="P87"><text:s text:c="15"/>}</text:p>
            <text:p text:style-name="P87"><text:s text:c="15"/>break;</text:p>
            <text:p text:style-name="P87"><text:s text:c="11"/>case 5:</text:p>
            <text:p text:style-name="P87"><text:s text:c="15"/>if(dia&lt;=20){</text:p>
            <text:p text:style-name="P87"><text:s text:c="19"/>ret = "Taure";</text:p>
            <text:p text:style-name="P87"><text:s text:c="15"/>}else{</text:p>
            <text:p text:style-name="P87"><text:s text:c="19"/>ret = "Bessons";</text:p>
            <text:p text:style-name="P87"><text:s text:c="15"/>}</text:p>
            <text:p text:style-name="P87"><text:s text:c="15"/>break;</text:p>
            <text:p text:style-name="P87"><text:s text:c="11"/>case 6:</text:p>
            <text:p text:style-name="P87"><text:s text:c="15"/>if(dia&lt;=20){</text:p>
            <text:p text:style-name="P87"><text:s text:c="19"/>ret = "Bessons";</text:p>
            <text:p text:style-name="P87"><text:soft-page-break/><text:s text:c="15"/>}else{</text:p>
            <text:p text:style-name="P87"><text:s text:c="19"/>ret = "Cranc";</text:p>
            <text:p text:style-name="P87"><text:s text:c="15"/>}</text:p>
            <text:p text:style-name="P87"><text:s text:c="15"/>break;</text:p>
            <text:p text:style-name="P87"><text:s text:c="11"/>case 7:</text:p>
            <text:p text:style-name="P87"><text:s text:c="15"/>if(dia&lt;=20){</text:p>
            <text:p text:style-name="P87"><text:s text:c="19"/>ret = "Cranc";</text:p>
            <text:p text:style-name="P87"><text:s text:c="15"/>}else{</text:p>
            <text:p text:style-name="P87"><text:s text:c="19"/>ret = "Lleó";</text:p>
            <text:p text:style-name="P87"><text:s text:c="15"/>}</text:p>
            <text:p text:style-name="P87"><text:s text:c="15"/>break;</text:p>
            <text:p text:style-name="P87"><text:s text:c="11"/>case 8:</text:p>
            <text:p text:style-name="P87"><text:s text:c="15"/>if(dia&lt;=20){</text:p>
            <text:p text:style-name="P87"><text:s text:c="19"/>ret = "Lleó";</text:p>
            <text:p text:style-name="P87"><text:s text:c="15"/>}else{</text:p>
            <text:p text:style-name="P87"><text:s text:c="19"/>ret = "Verge";</text:p>
            <text:p text:style-name="P87"><text:s text:c="15"/>}</text:p>
            <text:p text:style-name="P87"><text:s text:c="15"/>break;</text:p>
            <text:p text:style-name="P87"><text:s text:c="11"/>case 9:</text:p>
            <text:p text:style-name="P87"><text:s text:c="15"/>if(dia&lt;=20){</text:p>
            <text:p text:style-name="P87"><text:s text:c="19"/>ret = "Verge";</text:p>
            <text:p text:style-name="P87"><text:s text:c="15"/>}else{</text:p>
            <text:p text:style-name="P87"><text:s text:c="19"/>ret = "Balança";</text:p>
            <text:p text:style-name="P87"><text:s text:c="15"/>}</text:p>
            <text:p text:style-name="P87"><text:s text:c="15"/>break;</text:p>
            <text:p text:style-name="P87"><text:s text:c="11"/>case 10:</text:p>
            <text:p text:style-name="P87"><text:s text:c="15"/>if(dia&lt;=20){</text:p>
            <text:p text:style-name="P87"><text:s text:c="19"/>ret = "Balança";</text:p>
            <text:p text:style-name="P87"><text:s text:c="15"/>}else{</text:p>
            <text:p text:style-name="P87"><text:s text:c="19"/>ret = "Escorpí";</text:p>
            <text:p text:style-name="P87"><text:s text:c="15"/>}</text:p>
            <text:p text:style-name="P87"><text:s text:c="15"/>break;</text:p>
            <text:p text:style-name="P87"><text:s text:c="11"/>case 11:</text:p>
            <text:p text:style-name="P87"><text:s text:c="15"/>if(dia&lt;=20){</text:p>
            <text:p text:style-name="P87"><text:s text:c="19"/>ret = "Escorpí";</text:p>
            <text:p text:style-name="P87"><text:s text:c="15"/>}else{</text:p>
            <text:p text:style-name="P87"><text:s text:c="19"/>ret = "Sagitari";</text:p>
            <text:p text:style-name="P87"><text:s text:c="15"/>}</text:p>
            <text:p text:style-name="P87"><text:s text:c="15"/>break;</text:p>
            <text:p text:style-name="P87"><text:s text:c="11"/>case 12:</text:p>
            <text:p text:style-name="P87"><text:s text:c="15"/>if(dia&lt;=20){</text:p>
            <text:p text:style-name="P87"><text:s text:c="19"/>ret = "Sagitari";</text:p>
            <text:p text:style-name="P87"><text:s text:c="15"/>}else{</text:p>
            <text:p text:style-name="P87"><text:s text:c="19"/>ret = "Capricorn";</text:p>
            <text:p text:style-name="P87"><text:s text:c="15"/>}</text:p>
            <text:p text:style-name="P87"><text:s text:c="15"/>break;</text:p>
            <text:p text:style-name="P87"><text:s text:c="7"/>}</text:p>
            <text:p text:style-name="P87"><text:s text:c="7"/>return ret;</text:p>
            <text:p text:style-name="P87"><text:s text:c="3"/>}</text:p>
            <text:p text:style-name="P87"><text:s text:c="3"/></text:p>
            <text:p text:style-name="P87"><text:s text:c="3"/>String discriminarHoroscop(int dia, int discriminador, </text:p>
            <text:p text:style-name="P87"><text:s text:c="32"/>String horoscop1, String horoscop2){</text:p>
            <text:p text:style-name="P87"><text:s text:c="7"/>String ret;</text:p>
            <text:p text:style-name="P87"><text:s text:c="7"/>if(dia&lt;=discriminador){</text:p>
            <text:p text:style-name="P87"><text:soft-page-break/><text:s text:c="11"/>ret=horoscop1;</text:p>
            <text:p text:style-name="P87"><text:s text:c="7"/>}else{</text:p>
            <text:p text:style-name="P87"><text:s text:c="11"/>ret=horoscop2;</text:p>
            <text:p text:style-name="P87"><text:s text:c="7"/>}</text:p>
            <text:p text:style-name="P87"><text:s text:c="7"/>return ret;</text:p>
            <text:p text:style-name="P87"><text:s text:c="3"/>}</text:p>
            <text:p text:style-name="P87"><text:s text:c="2"/></text:p>
            <text:p text:style-name="P87"><text:s text:c="3"/>private void modulHoroscopXines(){</text:p>
            <text:p text:style-name="P87"><text:s text:c="7"/>String resultat;</text:p>
            <text:p text:style-name="P87"><text:s text:c="7"/>int any;</text:p>
            <text:p text:style-name="P87"><text:s text:c="7"/>any=entrarUnEnter("Introdueix el teu any de neixament: ");</text:p>
            <text:p text:style-name="P87"><text:s text:c="7"/>resultat=calcularHoroscopXines(any);</text:p>
            <text:p text:style-name="P87"/>
            <text:p text:style-name="P87"><text:s text:c="7"/>mostrarResultat("El signe del teu horoscop Xinés és: ", resultat);</text:p>
            <text:p text:style-name="P87"><text:s text:c="3"/>}</text:p>
            <text:p text:style-name="P87"/>
            <text:p text:style-name="P87"><text:s text:c="3"/>private String calcularHoroscopXines(int any){</text:p>
            <text:p text:style-name="P87"><text:s text:c="7"/>String ret; <text:s text:c="4"/></text:p>
            <text:p text:style-name="P87"><text:s text:c="7"/>int animal=any%12;</text:p>
            <text:p text:style-name="P87"><text:s text:c="7"/>switch(animal){</text:p>
            <text:p text:style-name="P87"><text:s text:c="11"/>case 0:</text:p>
            <text:p text:style-name="P87"><text:s text:c="16"/>ret = "Rata";</text:p>
            <text:p text:style-name="P87"><text:s text:c="15"/>break;</text:p>
            <text:p text:style-name="P87"><text:s text:c="11"/>case 1:</text:p>
            <text:p text:style-name="P87"><text:s text:c="16"/>ret = "Bou";</text:p>
            <text:p text:style-name="P87"><text:s text:c="15"/>break;</text:p>
            <text:p text:style-name="P87"><text:s text:c="11"/>case 2:</text:p>
            <text:p text:style-name="P87"><text:s text:c="16"/>ret = "Tigre";</text:p>
            <text:p text:style-name="P87"><text:s text:c="15"/>break;</text:p>
            <text:p text:style-name="P87"><text:s text:c="11"/>case 3:</text:p>
            <text:p text:style-name="P87"><text:s text:c="16"/>ret = "Conill";</text:p>
            <text:p text:style-name="P87"><text:s text:c="15"/>break;</text:p>
            <text:p text:style-name="P87"><text:s text:c="11"/>case 4:</text:p>
            <text:p text:style-name="P87"><text:s text:c="16"/>ret = "Drac";</text:p>
            <text:p text:style-name="P87"><text:s text:c="15"/>break;</text:p>
            <text:p text:style-name="P87"><text:s text:c="11"/>case 5:</text:p>
            <text:p text:style-name="P87"><text:s text:c="16"/>ret = "Serp";</text:p>
            <text:p text:style-name="P87"><text:s text:c="15"/>break;</text:p>
            <text:p text:style-name="P87"><text:s text:c="11"/>case 6:</text:p>
            <text:p text:style-name="P87"><text:s text:c="16"/>ret = "Cavall";</text:p>
            <text:p text:style-name="P87"><text:s text:c="15"/>break;</text:p>
            <text:p text:style-name="P87"><text:s text:c="11"/>case 7:</text:p>
            <text:p text:style-name="P87"><text:s text:c="16"/>ret = "Cabra";</text:p>
            <text:p text:style-name="P87"><text:s text:c="15"/>break;</text:p>
            <text:p text:style-name="P87"><text:s text:c="11"/>case 8:</text:p>
            <text:p text:style-name="P87"><text:s text:c="16"/>ret = "Mono";</text:p>
            <text:p text:style-name="P87"><text:s text:c="15"/>break;</text:p>
            <text:p text:style-name="P87"><text:s text:c="11"/>case 9:</text:p>
            <text:p text:style-name="P87"><text:s text:c="16"/>ret = "Gall";</text:p>
            <text:p text:style-name="P87"><text:s text:c="15"/>break;</text:p>
            <text:p text:style-name="P87"><text:s text:c="11"/>case 10:</text:p>
            <text:p text:style-name="P87"><text:s text:c="16"/>ret = "Gos";</text:p>
            <text:p text:style-name="P87"><text:s text:c="15"/>break;</text:p>
            <text:p text:style-name="P87"><text:s text:c="11"/>default:</text:p>
            <text:p text:style-name="P87"><text:soft-page-break/><text:s text:c="16"/>ret = "Porc";</text:p>
            <text:p text:style-name="P87"><text:s text:c="15"/>break;</text:p>
            <text:p text:style-name="P87"><text:s text:c="7"/>}</text:p>
            <text:p text:style-name="P87"><text:s text:c="7"/>return ret;</text:p>
            <text:p text:style-name="P87"><text:s text:c="3"/>}</text:p>
            <text:p text:style-name="P87"/>
            <text:p text:style-name="P87"><text:s text:c="3"/>int entrarUnEnter(String missatge){</text:p>
            <text:p text:style-name="P87"><text:s text:c="7"/>Scanner scanner = new Scanner(System.in);</text:p>
            <text:p text:style-name="P87"><text:s text:c="8"/>int ret;</text:p>
            <text:p text:style-name="P87"><text:s text:c="8"/>System.out.print(missatge);</text:p>
            <text:p text:style-name="P87"><text:s text:c="8"/>ret = scanner.nextInt(); <text:s/></text:p>
            <text:p text:style-name="P87"><text:s text:c="8"/>scanner.nextLine();</text:p>
            <text:p text:style-name="P87"><text:s text:c="8"/>return ret;</text:p>
            <text:p text:style-name="P87"><text:s text:c="4"/>}</text:p>
            <text:p text:style-name="P87"/>
            <text:p text:style-name="P87"><text:s text:c="3"/>char entrarUnChar(String missatge){</text:p>
            <text:p text:style-name="P87"><text:s text:c="8"/>Scanner scanner = new Scanner(System.in);</text:p>
            <text:p text:style-name="P87"><text:s text:c="8"/>String linia;</text:p>
            <text:p text:style-name="P87"><text:s text:c="8"/>char ret=0;</text:p>
            <text:p text:style-name="P87"><text:s text:c="8"/>System.out.print(missatge);</text:p>
            <text:p text:style-name="P87"><text:s text:c="8"/>linia = scanner.nextLine();</text:p>
            <text:p text:style-name="P87"><text:s text:c="8"/>if(linia.length()&gt;0){</text:p>
            <text:p text:style-name="P87"><text:s text:c="12"/>ret = linia.charAt(0); <text:s text:c="7"/></text:p>
            <text:p text:style-name="P87"><text:s text:c="8"/>}</text:p>
            <text:p text:style-name="P87"><text:s text:c="8"/>return ret;</text:p>
            <text:p text:style-name="P87"><text:s text:c="4"/>}</text:p>
            <text:p text:style-name="P87"/>
            <text:p text:style-name="P87"><text:s text:c="4"/>private void presentacio() {</text:p>
            <text:p text:style-name="P87"><text:s text:c="8"/>System.out.println("Aquesta aplicació us permetrà saber quin és el vostre signe del zodíac o de l'horoscop xinés.");</text:p>
            <text:p text:style-name="P87"><text:s text:c="4"/>}</text:p>
            <text:p text:style-name="P87"/>
            <text:p text:style-name="P87"><text:s text:c="4"/>private void mostrarResultat(String missatge, String resultat) {</text:p>
            <text:p text:style-name="P87"><text:s text:c="8"/>System.out.println("---------------------------------------");</text:p>
            <text:p text:style-name="P87"><text:s text:c="8"/>System.out.print(missatge);</text:p>
            <text:p text:style-name="P87"><text:s text:c="8"/>System.out.println(resultat);</text:p>
            <text:p text:style-name="P87"><text:s text:c="8"/>System.out.println("---------------------------------------"); <text:s text:c="7"/></text:p>
            <text:p text:style-name="P87"><text:s text:c="4"/>}</text:p>
            <text:p text:style-name="P87">} <text:s text:c="3"/>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><text:bookmark-end text:name="__DdeLink__403_1251646829"/></text:p>
      <text:p text:style-name="P62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monospace" svg:font-family="monospace, sans-serif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7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8</text:page-number></text:span><text:span text:style-name="Page_20_Number"><text:span text:style-name="MT4"> de </text:span></text:span><text:span text:style-name="MT4"><text:page-count style:num-format="1">8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8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37</meta:editing-cycles>
    <meta:editing-duration>P5DT4H35M54S</meta:editing-duration>
    <dc:date>2016-07-18T17:29:30.818765027</dc:date>
    <dc:creator>Josep Bornas</dc:creator>
    <meta:document-statistic meta:table-count="5" meta:image-count="3" meta:object-count="0" meta:page-count="8" meta:paragraph-count="329" meta:word-count="1029" meta:character-count="9400" meta:non-whitespace-character-count="5926"/>
    <meta:user-defined meta:name="Info 1"/>
    <meta:user-defined meta:name="Info 2"/>
    <meta:user-defined meta:name="Info 3"/>
    <meta:user-defined meta:name="Info 4"/>
  </office:meta>
</office:document-meta>
</file>